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style:font-name="Trebuchet MS" fo:font-size="12pt" style:font-size-asian="12pt" style:font-size-complex="12pt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1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7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22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/>
    </style:style>
    <style:style style:name="T3" style:family="text">
      <style:text-properties style:font-name="Trebuchet MS" fo:font-size="12pt" style:font-size-asian="12pt" style:font-size-complex="12pt"/>
    </style:style>
    <style:style style:name="T4" style:family="text">
      <style:text-properties style:font-name="Trebuchet MS" fo:font-size="14pt" style:font-size-asian="14pt" style:font-size-complex="1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6 : Compte-rendu de l'étude scientifique</text:h>
      <text:h text:style-name="P16" text:outline-level="1">08/06/2018</text:h>
      <text:p text:style-name="P2"/>
      <text:p text:style-name="P7">Rôles :</text:p>
      <text:p text:style-name="P5"><text:tab/><text:tab/><text:tab/><text:tab/><text:span text:style-name="T1">Matthieu CARTERON<text:tab/>: Chef de projet, planification</text:span></text:p>
      <text:p text:style-name="P6"><text:tab/><text:tab/><text:tab/><text:tab/>Raphaëlle-Elvira<text:tab/>: Responsable de la communication réseau</text:p>
      <text:p text:style-name="P6"><text:tab/><text:tab/><text:tab/><text:tab/>Robin CALLET<text:tab/><text:tab/>: Responsable de l'étude scientifique</text:p>
      <text:p text:style-name="P6"><text:tab/><text:tab/><text:tab/><text:tab/>Killian DEROCHE<text:tab/>: Gestionnaire du matériel</text:p>
      <text:p text:style-name="P3"/>
      <text:p text:style-name="P4">1. Accélération :</text:p>
      <text:p text:style-name="P22">Calcul de l’accélération pour atteindre la vitesse max en 1 seconde :</text:p>
      <text:p text:style-name="P23"><draw:frame draw:style-name="fr1" draw:name="Cadre1" text:anchor-type="paragraph" svg:y="0.201cm" svg:width="15.108cm" draw:z-index="0"><draw:text-box fo:min-height="0.871cm"><text:p text:style-name="P8">A = ( v2 – v1 ) / t = ( 0 – 1 ) / 1 = 1m/s²</text:p></draw:text-box></draw:frame></text:p>
      <text:p text:style-name="P4">2. Force exercée :</text:p>
      <text:list xml:id="list3640073160519863585" text:style-name="WWNum2">
        <text:list-header>
          <text:p text:style-name="P18">Force exercée sur le prototype lors de l’accélération :</text:p>
        </text:list-header>
      </text:list>
      <text:p text:style-name="P9"><draw:frame draw:style-name="fr1" draw:name="Cadre2" text:anchor-type="paragraph" svg:y="0.201cm" svg:width="15.108cm" draw:z-index="1"><draw:text-box fo:min-height="0.871cm"><text:p text:style-name="P8">F = m ∗ a = 1 ∗ 1 = 1N</text:p></draw:text-box></draw:frame></text:p>
      <text:p text:style-name="P4">3. Force tangentielle :</text:p>
      <text:list xml:id="list33752486" text:continue-numbering="true" text:style-name="WWNum2">
        <text:list-header>
          <text:p text:style-name="P19"><draw:frame draw:style-name="fr2" draw:name="Cadre3" text:anchor-type="paragraph" svg:x="0.947cm" svg:y="0.699cm" svg:width="15.108cm" draw:z-index="2"><draw:text-box fo:min-height="0.871cm"><text:p text:style-name="P8">F<text:span text:style-name="T2">tan</text:span> = a ∗ m = 1N</text:p></draw:text-box></draw:frame>Force tangentielle s'appliquant sur la roue :</text:p>
        </text:list-header>
      </text:list>
      <text:p text:style-name="P4"/>
      <text:p text:style-name="P4">4. Couple exercé :</text:p>
      <text:p text:style-name="P9"><draw:frame draw:style-name="fr2" draw:name="Cadre4" text:anchor-type="paragraph" svg:x="0.947cm" svg:y="0.699cm" svg:width="15.108cm" draw:z-index="3"><draw:text-box fo:min-height="0.871cm"><text:p text:style-name="P8">C = F ∗ (D/2) = 1 ∗ 0.0325 = 0.0325N.m</text:p></draw:text-box></draw:frame>Couple qui s’exerce sur la roue :</text:p>
      <text:p text:style-name="P9"/>
      <text:p text:style-name="P20">5. Distance parcourue :</text:p>
      <text:p text:style-name="P11"><text:span text:style-name="T3">Distance parcourue en 1 tour de la roue = 2 </text:span><text:span text:style-name="T4">∗</text:span><text:span text:style-name="T3"> π </text:span><text:span text:style-name="T4">∗</text:span><text:span text:style-name="T3"> r ≈ 0.204m.</text:span></text:p>
      <text:p text:style-name="P12">Ce qui veut dire que pour faire un mètre la roue doit faire 5 tour.</text:p>
      <text:p text:style-name="P9">Donc vitesse de rotation = 5 tr/s = 31.5 rad/s.</text:p>
      <text:p text:style-name="P9"/>
      <text:p text:style-name="P4">6. Puissance motopropulseur :</text:p>
      <text:list xml:id="list33755373" text:continue-numbering="true" text:style-name="WWNum2">
        <text:list-header>
          <text:p text:style-name="P19"><draw:frame draw:style-name="fr2" draw:name="Cadre5" text:anchor-type="paragraph" svg:x="0.947cm" svg:y="0.699cm" svg:width="15.108cm" draw:z-index="4"><draw:text-box fo:min-height="0.871cm"><text:p text:style-name="P14">P = ω ∗ C = 0.0325 ∗ 31.5 = 1W</text:p></draw:text-box></draw:frame>Puissance totale du motopropulseur :</text:p>
        </text:list-header>
      </text:list>
      <text:p text:style-name="P4"/>
      <text:p text:style-name="P4">7. Intensité motopropulseur :</text:p>
      <text:list xml:id="list33734026" text:continue-numbering="true" text:style-name="WWNum2">
        <text:list-header>
          <text:p text:style-name="P19"><draw:frame draw:style-name="fr2" draw:name="Cadre6" text:anchor-type="paragraph" svg:x="0.947cm" svg:y="0.699cm" svg:width="15.108cm" draw:z-index="5"><draw:text-box fo:min-height="0.871cm"><text:p text:style-name="P13">P <text:s/>= U ∗ I = 1 = 3.7 ∗ I</text:p><text:p text:style-name="P14">I = 1 / 3.7 = 270mA</text:p></draw:text-box></draw:frame>Intensité totale du motopropulseur :</text:p>
        </text:list-header>
      </text:list>
      <text:p text:style-name="P10"/>
      <text:p text:style-name="P4">8. Autonomie :</text:p>
      <text:list xml:id="list33744154" text:continue-numbering="true" text:style-name="WWNum2">
        <text:list-header>
          <text:p text:style-name="P19"><draw:frame draw:style-name="fr2" draw:name="Cadre7" text:anchor-type="paragraph" svg:x="0.947cm" svg:y="0.699cm" svg:width="15.108cm" draw:z-index="6"><draw:text-box fo:min-height="0.871cm"><text:p text:style-name="P13">Autonomie = 800 / 270 ∗ 0.7 <text:bookmark text:name="_GoBack"/>= 2 heures</text:p></draw:text-box></draw:frame>Autonomie de la batterie :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6.9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obin CALLET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08T13:54:43.53</dc:date>
    <meta:editing-duration>P1DT14H42M53S</meta:editing-duration>
    <meta:editing-cycles>465</meta:editing-cycles>
    <meta:generator>OpenOffice/4.1.5$Win32 OpenOffice.org_project/415m1$Build-9789</meta:generator>
    <dc:creator>Matthieu Carteron</dc:creator>
    <meta:document-statistic meta:table-count="0" meta:image-count="0" meta:object-count="0" meta:page-count="1" meta:paragraph-count="34" meta:word-count="248" meta:character-count="1168"/>
  </office:meta>
</office:document-meta>
</file>